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2.942cm" fo:min-width="3.792cm" fo:padding-top="0.142cm" fo:padding-bottom="0.142cm" fo:padding-left="0.267cm" fo:padding-right="0.267cm" draw:shadow="hidden" draw:shadow-color="#808080" draw:shadow-opacity="11%"/>
    </style:style>
    <style:style style:name="gr2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3.45cm" fo:min-width="6.062cm" fo:padding-top="0.142cm" fo:padding-bottom="0.142cm" fo:padding-left="0.267cm" fo:padding-right="0.267cm" draw:shadow="hidden" draw:shadow-color="#808080" draw:shadow-opacity="11%"/>
    </style:style>
    <style:style style:name="gr3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22cm" fo:min-width="0.301cm" fo:padding-top="0.142cm" fo:padding-bottom="0.142cm" fo:padding-left="0.267cm" fo:padding-right="0.267cm" draw:shadow="hidden" draw:shadow-color="#808080" draw:shadow-opacity="11%"/>
    </style:style>
    <style:style style:name="gr4" style:family="graphic" style:parent-style-name="objectwithoutfill">
      <style:graphic-properties draw:stroke="solid" svg:stroke-width="0.035cm" svg:stroke-color="#808080" draw:marker-start-width="0.252cm" draw:marker-end="Arrow" draw:marker-end-width="0.352cm" draw:fill="none" draw:textarea-vertical-align="middle" fo:padding-top="0.142cm" fo:padding-bottom="0.142cm" fo:padding-left="0.267cm" fo:padding-right="0.267cm" draw:shadow="hidden" draw:shadow-color="#808080" draw:shadow-opacity="11%"/>
    </style:style>
    <style:style style:name="gr5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23cm" fo:min-width="0.302cm" fo:padding-top="0.142cm" fo:padding-bottom="0.142cm" fo:padding-left="0.267cm" fo:padding-right="0.267cm" draw:shadow="hidden" draw:shadow-color="#808080" draw:shadow-opacity="11%"/>
    </style:style>
    <style:style style:name="gr6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2.51cm" fo:min-width="4.33cm" fo:padding-top="0.142cm" fo:padding-bottom="0.142cm" fo:padding-left="0.267cm" fo:padding-right="0.267cm" draw:shadow="hidden" draw:shadow-color="#808080" draw:shadow-opacity="11%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.782cm" fo:min-width="3.183cm"/>
    </style:style>
    <style:style style:name="gr8" style:family="graphic" style:parent-style-name="objectwithoutfill">
      <style:graphic-properties draw:stroke="solid"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 draw:shadow="hidden" draw:shadow-color="#808080" draw:shadow-opacity="11%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.782cm" fo:min-width="2.548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326cm" svg:height="3.226cm" svg:x="17.502cm" svg:y="8.239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1">DAC Inte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6.596cm" svg:height="3.734cm" svg:x="6.469cm" svg:y="13.268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1">CIC Interpolator</text:p>
          <text:p text:style-name="P1">x65536</text:p>
          <text:p text:style-name="P1">12kS/s → 800MS/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1.179cm" svg:height="1.138cm" svg:x="13.156cm" svg:y="7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3.065cm" svg:y1="14.257cm" svg:x2="13.746cm" svg:y2="8.747cm" draw:start-shape="id1" draw:start-glue-point="4" draw:end-shape="id2" draw:end-glue-point="8" svg:d="M13065 14257c454 0 681-1836 681-5510" svg:viewBox="0 0 682 5511">
          <text:p/>
        </draw:connector>
        <draw:custom-shape draw:style-name="gr5" draw:text-style-name="P2" xml:id="id3" draw:id="id3" draw:layer="layout" svg:width="1.18cm" svg:height="1.139cm" svg:x="14.843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3.065cm" svg:y1="16.123cm" svg:x2="15.433cm" svg:y2="11.791cm" draw:start-shape="id1" draw:start-glue-point="5" draw:end-shape="id3" draw:end-glue-point="8" svg:d="M13065 16123c1579 0 2368-1444 2368-4332" svg:viewBox="0 0 2369 4333">
          <text:p/>
        </draw:connector>
        <draw:connector draw:style-name="gr4" draw:text-style-name="P2" draw:layer="layout" draw:type="curve" svg:x1="14.335cm" svg:y1="8.178cm" svg:x2="17.503cm" svg:y2="9.094cm" draw:start-shape="id2" draw:start-glue-point="10" draw:end-shape="id4" draw:end-glue-point="6" svg:d="M14335 8178c2376 0 792 916 3168 916" svg:viewBox="0 0 3169 917">
          <text:p/>
        </draw:connector>
        <draw:connector draw:style-name="gr4" draw:text-style-name="P2" draw:layer="layout" draw:type="curve" svg:x1="16.023cm" svg:y1="11.222cm" svg:x2="17.503cm" svg:y2="10.705cm" draw:start-shape="id3" draw:start-glue-point="10" draw:end-shape="id4" draw:end-glue-point="7" svg:d="M16023 11222c1110 0 370-517 1480-517" svg:viewBox="0 0 1481 518">
          <text:p/>
        </draw:connector>
        <draw:custom-shape draw:style-name="gr6" draw:text-style-name="P2" xml:id="id5" draw:id="id5" draw:layer="layout" svg:width="4.864cm" svg:height="2.794cm" svg:x="6.469cm" svg:y="7.985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1">Numerically</text:p>
          <text:p text:style-name="P1">Controlled</text:p>
          <text:p text:style-name="P1">Oscilla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11.333cm" svg:y1="8.725cm" svg:x2="13.156cm" svg:y2="8.178cm" draw:start-shape="id5" draw:start-glue-point="4" draw:end-shape="id2" draw:end-glue-point="6" svg:d="M11333 8725c1366 0 455-547 1823-547" svg:viewBox="0 0 1824 548">
          <text:p/>
        </draw:connector>
        <draw:connector draw:style-name="gr4" draw:text-style-name="P2" draw:layer="layout" draw:type="curve" svg:x1="11.333cm" svg:y1="10.121cm" svg:x2="14.843cm" svg:y2="11.222cm" draw:start-shape="id5" draw:start-glue-point="5" draw:end-shape="id3" draw:end-glue-point="6" svg:d="M11333 10121c2632 0 878 1101 3510 1101" svg:viewBox="0 0 3511 1102">
          <text:p/>
        </draw:connector>
        <draw:connector draw:style-name="gr4" draw:text-style-name="P2" draw:layer="layout" draw:type="curve" svg:x1="21.828cm" svg:y1="9.852cm" svg:x2="23.225cm" svg:y2="10.144cm" draw:start-shape="id4" draw:start-glue-point="1" draw:end-shape="id6" draw:end-glue-point="3" svg:d="M21828 9852c1062 0 364 292 1397 292" svg:viewBox="0 0 1398 293">
          <text:p/>
        </draw:connector>
        <draw:custom-shape draw:style-name="gr7" draw:text-style-name="P2" xml:id="id7" draw:id="id7" draw:layer="layout" svg:width="3.683cm" svg:height="2.032cm" svg:x="1.381cm" svg:y="8.62cm">
          <text:p text:style-name="P1">Frequency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5.064cm" svg:y1="9.636cm" svg:x2="6.469cm" svg:y2="9.382cm" draw:start-shape="id7" draw:start-glue-point="1" draw:end-shape="id5" draw:end-glue-point="3" svg:d="M5064 9636c1039 0 337-254 1405-254" svg:viewBox="0 0 1406 255">
          <text:p/>
        </draw:connector>
        <draw:custom-shape draw:style-name="gr7" draw:text-style-name="P2" xml:id="id9" draw:id="id9" draw:layer="layout" svg:width="3.683cm" svg:height="2.032cm" svg:x="1.381cm" svg:y="12.303cm">
          <text:p text:style-name="P1">Amplitude I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3.683cm" svg:height="2.032cm" svg:x="1.381cm" svg:y="16.24cm">
          <text:p text:style-name="P1">Amplitude Q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5.064cm" svg:y1="17.256cm" svg:x2="6.47cm" svg:y2="16.123cm" draw:start-shape="id8" draw:end-shape="id1" draw:end-glue-point="7" svg:d="M5064 17256c1039 0 337-1133 1406-1133" svg:viewBox="0 0 1407 1134">
          <text:p/>
        </draw:connector>
        <draw:connector draw:style-name="gr4" draw:text-style-name="P2" draw:layer="layout" draw:type="curve" svg:x1="5.064cm" svg:y1="13.319cm" svg:x2="6.47cm" svg:y2="14.257cm" draw:start-shape="id9" draw:start-glue-point="1" draw:end-shape="id1" draw:end-glue-point="6" svg:d="M5064 13319c1039 0 337 938 1406 938" svg:viewBox="0 0 1407 939">
          <text:p/>
        </draw:connector>
        <draw:connector draw:style-name="gr8" draw:text-style-name="P2" draw:layer="layout" draw:type="line" svg:x1="13.328cm" svg:y1="7.775cm" svg:x2="14.163cm" svg:y2="8.581cm" draw:start-shape="id2" draw:start-glue-point="5" draw:end-shape="id2" draw:end-glue-point="9" svg:d="M13328 7775l835 806" svg:viewBox="0 0 836 807">
          <text:p/>
        </draw:connector>
        <draw:connector draw:style-name="gr8" draw:text-style-name="P2" draw:layer="layout" draw:type="line" svg:x1="13.328cm" svg:y1="8.581cm" svg:x2="14.163cm" svg:y2="7.775cm" draw:start-shape="id2" draw:start-glue-point="7" draw:end-shape="id2" draw:end-glue-point="11" svg:d="M13328 8581l835-806" svg:viewBox="0 0 836 807">
          <text:p/>
        </draw:connector>
        <draw:connector draw:style-name="gr8" draw:text-style-name="P2" draw:layer="layout" draw:type="line" svg:x1="15.015cm" svg:y1="11.625cm" svg:x2="15.851cm" svg:y2="10.818cm" draw:start-shape="id3" draw:start-glue-point="7" draw:end-shape="id3" draw:end-glue-point="11" svg:d="M15015 11625l836-807" svg:viewBox="0 0 837 808">
          <text:p/>
        </draw:connector>
        <draw:connector draw:style-name="gr8" draw:text-style-name="P2" draw:layer="layout" draw:type="line" svg:x1="15.015cm" svg:y1="10.818cm" svg:x2="15.851cm" svg:y2="11.625cm" draw:start-shape="id3" draw:start-glue-point="5" draw:end-shape="id3" draw:end-glue-point="9" svg:d="M15015 10818l836 807" svg:viewBox="0 0 837 808">
          <text:p/>
        </draw:connector>
        <draw:custom-shape draw:style-name="gr9" draw:text-style-name="P2" xml:id="id6" draw:id="id6" draw:layer="layout" svg:width="3.048cm" svg:height="2.032cm" svg:x="23.225cm" svg:y="9.128cm">
          <text:p text:style-name="P1">RF out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7.493cm" svg:height="1.016cm" svg:x="10.254cm" svg:y="1.889cm">
          <draw:text-box>
            <text:p>Transmitter Compon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8:37:17.593554692</meta:creation-date>
    <dc:date>2016-12-03T19:04:53.517786249</dc:date>
    <meta:editing-duration>PT6M49S</meta:editing-duration>
    <meta:editing-cycles>1</meta:editing-cycles>
    <meta:generator>LibreOffice/5.2.2.2$Linux_X86_64 LibreOffice_project/20m0$Build-2</meta:generator>
    <meta:document-statistic meta:object-count="24"/>
  </office:meta>
</office:document-meta>
</file>